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style style:name="P5" style:family="paragraph" style:parent-style-name="Text_20_body" style:list-style-name="L3">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HISTORIA DE M&amp;M MARKETING AND ADVERTISING SERVICES LLC</text:span><text:line-break/><text:span text:style-name="Emphasis">(Documentación para empleados y clientes)</text:span> </text:p>
      <text:p text:style-name="Horizontal_20_Line"/>
      <text:h text:style-name="Heading_20_3" text:outline-level="3"><text:span text:style-name="Strong_20_Emphasis">Nuestra Historia</text:span> </text:h>
      <text:p text:style-name="Text_20_body">En M&amp;M, creemos que cada negocio local tiene un potencial único que merece ser descubierto. Nuestra historia comienza con una idea sencilla: <text:span text:style-name="Strong_20_Emphasis">ayudar a pequeñas empresas de Florida a crecer sin complicaciones</text:span>. </text:p>
      <text:p text:style-name="Text_20_body">Vimos que muchas farmacias, clínicas, centros de rehabilitación y empresas financieras tenían dificultad para conectarse con sus clientes en línea. No por falta de interés, sino porque el marketing digital parecía algo complicado, caro o ajeno a su día a día. Dos personas con pasión por la tecnología y el marketing decidieron unirse para cambiar eso: no queríamos ser una agencia más que usara jerga técnica o soluciones genéricas. Queríamos ser el puente entre negocios locales y herramientas modernas, <text:span text:style-name="Strong_20_Emphasis">haciendo que la innovación fuera accesible para todos</text:span>. </text:p>
      <text:p text:style-name="Text_20_body">Así nació M&amp;M: una agencia que no solo entiende las necesidades específicas de tu negocio, sino que usa la inteligencia artificial para simplificar procesos complejos. Porque creemos que <text:span text:style-name="Strong_20_Emphasis">el marketing no debe ser un rompecabezas, sino una herramienta clara y útil para crecer</text:span>. </text:p>
      <text:p text:style-name="Horizontal_20_Line"/>
      <text:h text:style-name="Heading_20_3" text:outline-level="3"><text:span text:style-name="Strong_20_Emphasis">Nuestra Misión</text:span> </text:h>
      <text:p text:style-name="Text_20_body">Empoderar a pequeñas empresas de la industria médica y financiera en Florida con estrategias de marketing <text:span text:style-name="Strong_20_Emphasis">simples, efectivas y adaptables</text:span>. Trabajamos para que cada cliente tenga una presencia digital que refleje su esencia, sin necesidad de ser experto en tecnología. Usamos herramientas como la inteligencia artificial para automatizar tareas repetitivas, optimizar campañas y generar resultados reales, siempre con transparencia y un enfoque humano. </text:p>
      <text:p text:style-name="Horizontal_20_Line"/>
      <text:h text:style-name="Heading_20_3" text:outline-level="3"><text:span text:style-name="Strong_20_Emphasis">Nuestra Visión</text:span> </text:h>
      <text:p text:style-name="Text_20_body">Ser la agencia de confianza de las pequeñas empresas en Florida para el año 2025. Queremos que, cuando un dueño de farmacia, clínica o empresa financiera piense en crecer en línea, piense en M&amp;M. No solo por nuestros resultados, sino por cómo trabajamos: con empatía, innovación y el compromiso de acompañar cada paso del camino. </text:p>
      <text:p text:style-name="Horizontal_20_Line"/>
      <text:h text:style-name="Heading_20_3" text:outline-level="3"><text:span text:style-name="Strong_20_Emphasis">Nuestros Valores</text:span> </text:h>
      <text:list text:style-name="L1">
        <text:list-item>
          <text:p text:style-name="P1"><text:span text:style-name="Strong_20_Emphasis">Innovación</text:span><text:line-break/>No nos quedamos en lo tradicional. Exploramos tecnologías como la inteligencia artificial para ofrecer soluciones que ahorren tiempo, mejoren resultados y mantengan a tus clientes siempre conectados. </text:p>
        </text:list-item>
        <text:list-item>
          <text:p text:style-name="P1"><text:span text:style-name="Strong_20_Emphasis">Claridad</text:span><text:line-break/>Eliminamos la jerga técnica. Explicamos todo como si estuviéramos hablando con un amigo: sin complicaciones, con ejemplos concretos y respuestas directas a tus preguntas. </text:p>
        </text:list-item>
        <text:list-item>
          <text:p text:style-name="P1"><text:soft-page-break/><text:span text:style-name="Strong_20_Emphasis">Impacto</text:span><text:line-break/>No trabajamos por hacer "cosas bonitas", sino por generar resultados tangibles: más clientes, mayor visibilidad y crecimiento real para tu negocio. Todo lo que hacemos tiene un propósito claro y medible. </text:p>
        </text:list-item>
      </text:list>
      <text:p text:style-name="Horizontal_20_Line"/>
      <text:h text:style-name="Heading_20_3" text:outline-level="3"><text:span text:style-name="Strong_20_Emphasis">¿Quiénes somos?</text:span> </text:h>
      <text:p text:style-name="Text_20_body">Somos una agencia de marketing digital especializada en <text:span text:style-name="Strong_20_Emphasis">negocios locales de salud y finanzas en Florida</text:span>. Sabemos que tu día a día es diferente al de una empresa grande: tienes menos tiempo, menos presupuesto y necesitas soluciones prácticas que se ajusten a tu realidad. </text:p>
      <text:p text:style-name="Text_20_body">Por eso: </text:p>
      <text:list text:style-name="L2">
        <text:list-item>
          <text:p text:style-name="P3"><text:span text:style-name="Strong_20_Emphasis">No usamos plantillas genéricas</text:span>: Cada estrategia se diseña pensando en tu negocio específico (ej.: una farmacia necesita llegar a pacientes que buscan medicamentos urgentes; una clínica de rehabilitación necesita conectar con personas que buscan ayuda para recuperarse). </text:p>
        </text:list-item>
        <text:list-item>
          <text:p text:style-name="P3"><text:span text:style-name="Strong_20_Emphasis">Te explicamos todo</text:span>: Si no entiendes algo, te lo decimos de nuevo hasta que quede claro. </text:p>
        </text:list-item>
        <text:list-item>
          <text:p text:style-name="P2"><text:span text:style-name="Strong_20_Emphasis">Trabajamos juntos</text:span>: No somos "expertos distantes", sino aliados que te acompañan en cada decisión. </text:p>
        </text:list-item>
      </text:list>
      <text:p text:style-name="Horizontal_20_Line"/>
      <text:h text:style-name="Heading_20_3" text:outline-level="3"><text:span text:style-name="Strong_20_Emphasis">¿Por qué elegirnos?</text:span> </text:h>
      <text:list text:style-name="L3">
        <text:list-item>
          <text:p text:style-name="P5"><text:span text:style-name="Strong_20_Emphasis">Sin sorpresas</text:span>: Cobramos por resultados claros, no por horas indefinidas. </text:p>
        </text:list-item>
        <text:list-item>
          <text:p text:style-name="P5"><text:span text:style-name="Strong_20_Emphasis">Tecnología al servicio de lo humano</text:span>: Usamos IA para automatizar tareas repetitivas, pero siempre con un equipo humano revisando cada detalle. </text:p>
        </text:list-item>
        <text:list-item>
          <text:p text:style-name="P4"><text:span text:style-name="Strong_20_Emphasis">Enfoque local</text:span>: Conocemos el mercado de Florida y sabemos cómo conectarse con comunidades específicas (ej.: cómo llegar a pacientes hispanohablantes en Miami o clientes de banca digital en Tampa). </text:p>
        </text:list-item>
      </text:list>
      <text:p text:style-name="Horizontal_20_Line"/>
      <text:p text:style-name="Quotations"><text:span text:style-name="Emphasis">"En M&amp;M, no vendemos 'marketing digital'. Vendemos confianza, claridad y crecimiento real para tu negocio. Porque creemos que cada pequeño emprendedor merece una oportunidad igual a la de las grandes empresas"</text:span>.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4T03:53:30.076489239</meta:creation-date>
    <dc:date>2025-09-14T03:54:26.735109555</dc:date>
    <meta:editing-duration>PT57S</meta:editing-duration>
    <meta:editing-cycles>1</meta:editing-cycles>
    <meta:document-statistic meta:table-count="0" meta:image-count="0" meta:object-count="0" meta:page-count="2" meta:paragraph-count="24" meta:word-count="604" meta:character-count="3997" meta:non-whitespace-character-count="3402"/>
    <meta:generator>LibreOffice/24.2.7.2$Linux_X86_64 LibreOffice_project/420$Build-2</meta:generator>
  </office:meta>
</office:document-meta>
</file>